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528in" table:align="left"/>
    </style:style>
    <style:style style:name="Table1.A" style:family="table-column">
      <style:table-column-properties style:column-width="1.0278in"/>
    </style:style>
    <style:style style:name="Table1.B" style:family="table-column">
      <style:table-column-properties style:column-width="0.5083in"/>
    </style:style>
    <style:style style:name="Table1.C" style:family="table-column">
      <style:table-column-properties style:column-width="1.1326in"/>
    </style:style>
    <style:style style:name="Table1.D" style:family="table-column">
      <style:table-column-properties style:column-width="1.0118in"/>
    </style:style>
    <style:style style:name="Table1.E" style:family="table-column">
      <style:table-column-properties style:column-width="0.672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Horizontal_20_Line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Heading_20_4">
      <style:paragraph-properties fo:margin-top="0in" fo:margin-bottom="0.0972in" style:contextual-spacing="false" fo:line-height="115%"/>
    </style:style>
    <style:style style:name="P21" style:family="paragraph" style:parent-style-name="Preformatted_20_Text">
      <style:paragraph-properties fo:margin-top="0in" fo:margin-bottom="0.0972in" style:contextual-spacing="false" fo:line-height="115%"/>
    </style:style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6">
      <style:paragraph-properties fo:margin-top="0in" fo:margin-bottom="0in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7">
      <style:paragraph-properties fo:margin-top="0in" fo:margin-bottom="0in" style:contextual-spacing="false"/>
    </style:style>
    <style:style style:name="P39" style:family="paragraph" style:parent-style-name="Text_20_body" style:list-style-name="L17"/>
    <style:style style:name="P40" style:family="paragraph" style:parent-style-name="Text_20_body" style:list-style-name="L18">
      <style:paragraph-properties fo:margin-top="0in" fo:margin-bottom="0in" style:contextual-spacing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9">
      <style:paragraph-properties fo:margin-top="0in" fo:margin-bottom="0in" style:contextual-spacing="false"/>
    </style:style>
    <style:style style:name="P43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iassunto: ALBERI - Appunti per l'Esame</text:h>
      <text:h text:style-name="P2" text:outline-level="2">1. DEFINIZIONI GENERALI</text:h>
      <text:h text:style-name="P3" text:outline-level="3">Concetti Base</text:h>
      <text:p text:style-name="Text_20_body">Un <text:span text:style-name="Strong_20_Emphasis">albero</text:span> è una struttura dati gerarchica in cui:</text:p>
      <text:list text:style-name="L1">
        <text:list-item>
          <text:p text:style-name="P4">Ogni oggetto (nodo) ha un solo <text:span text:style-name="Strong_20_Emphasis">nodo padre</text:span> (eccetto la radice) </text:p>
        </text:list-item>
        <text:list-item>
          <text:p text:style-name="P4">Ad ogni nodo padre sono associati più <text:span text:style-name="Strong_20_Emphasis">nodi figli</text:span> </text:p>
        </text:list-item>
        <text:list-item>
          <text:p text:style-name="P4">I nodi senza figli sono detti <text:span text:style-name="Strong_20_Emphasis">foglie</text:span> </text:p>
        </text:list-item>
        <text:list-item>
          <text:p text:style-name="P5">Il nodo iniziale è la <text:span text:style-name="Strong_20_Emphasis">radice</text:span> dell'albero </text:p>
        </text:list-item>
      </text:list>
      <text:h text:style-name="P3" text:outline-level="3">Tipi di Alberi</text:h>
      <text:list text:style-name="L2">
        <text:list-item>
          <text:p text:style-name="P6"><text:span text:style-name="Strong_20_Emphasis">Alberi binari</text:span>: ogni nodo ha al più 2 figli </text:p>
        </text:list-item>
        <text:list-item>
          <text:p text:style-name="P6"><text:span text:style-name="Strong_20_Emphasis">Alberi ennari</text:span>: ogni nodo ha al più n figli (n &gt; 2) </text:p>
        </text:list-item>
        <text:list-item>
          <text:p text:style-name="P7"><text:span text:style-name="Strong_20_Emphasis">Alberi generali</text:span>: numero illimitato di figli </text:p>
        </text:list-item>
      </text:list>
      <text:p text:style-name="P8"/>
      <text:h text:style-name="P2" text:outline-level="2">2. ALBERI BINARI</text:h>
      <text:h text:style-name="P3" text:outline-level="3">Definizione Formale</text:h>
      <text:p text:style-name="Text_20_body">Un albero binario è:</text:p>
      <text:list text:style-name="L3">
        <text:list-item>
          <text:p text:style-name="P9">Una collezione <text:span text:style-name="Strong_20_Emphasis">vuota</text:span> di nodi, oppure </text:p>
        </text:list-item>
        <text:list-item>
          <text:p text:style-name="P9">Una <text:span text:style-name="Strong_20_Emphasis">tripla</text:span> composta da: </text:p>
          <text:list>
            <text:list-item>
              <text:p text:style-name="P9">Un nodo R (radice) </text:p>
            </text:list-item>
            <text:list-item>
              <text:p text:style-name="P9">Un sottoalbero di sinistra </text:p>
            </text:list-item>
            <text:list-item>
              <text:p text:style-name="P10">Un sottoalbero di destra </text:p>
            </text:list-item>
          </text:list>
        </text:list-item>
      </text:list>
      <text:h text:style-name="P3" text:outline-level="3">Terminologia</text:h>
      <text:list text:style-name="L4">
        <text:list-item>
          <text:p text:style-name="P11"><text:span text:style-name="Strong_20_Emphasis">Nodo pieno</text:span>: ha entrambi i figli </text:p>
        </text:list-item>
        <text:list-item>
          <text:p text:style-name="P11"><text:span text:style-name="Strong_20_Emphasis">Nodo foglia</text:span>: non ha figli </text:p>
        </text:list-item>
        <text:list-item>
          <text:p text:style-name="P11"><text:span text:style-name="Strong_20_Emphasis">Livello</text:span>: la radice ha livello 1, ogni altro nodo N ha livello p+1 (dove p è il livello del padre) </text:p>
        </text:list-item>
        <text:list-item>
          <text:p text:style-name="P11"><text:span text:style-name="Strong_20_Emphasis">Profondità</text:span>: massimo livello dei nodi (albero vuoto ha profondità 0) </text:p>
        </text:list-item>
        <text:list-item>
          <text:p text:style-name="P12"><text:span text:style-name="Strong_20_Emphasis">Numero di rami</text:span>: se ci sono n nodi, ci sono n-1 rami </text:p>
        </text:list-item>
      </text:list>
      <text:h text:style-name="P3" text:outline-level="3">Proprietà degli Alberi di Profondità k</text:h>
      <text:list text:style-name="L5">
        <text:list-item>
          <text:p text:style-name="P13"><text:span text:style-name="Strong_20_Emphasis">Minimo</text:span>: k nodi (albero degenere - una lista) </text:p>
        </text:list-item>
        <text:list-item>
          <text:p text:style-name="P13"><text:span text:style-name="Strong_20_Emphasis">Massimo</text:span>: 2^k - 1 nodi (albero pieno) </text:p>
        </text:list-item>
        <text:list-item>
          <text:p text:style-name="P14">In un albero pieno: 2^i nodi al livello i+1 </text:p>
        </text:list-item>
      </text:list>
      <text:h text:style-name="P3" text:outline-level="3"><text:soft-page-break/>Tipi Speciali di Alberi Binari</text:h>
      <text:p text:style-name="Text_20_body"><text:span text:style-name="Strong_20_Emphasis">Albero Completo</text:span>:</text:p>
      <text:list text:style-name="L6">
        <text:list-item>
          <text:p text:style-name="P15">Tutti i livelli tranne l'ultimo sono completamente riempiti </text:p>
        </text:list-item>
        <text:list-item>
          <text:p text:style-name="P16">L'ultimo livello è riempito da sinistra a destra </text:p>
        </text:list-item>
      </text:list>
      <text:p text:style-name="Text_20_body"><text:span text:style-name="Strong_20_Emphasis">Albero Bilanciato</text:span>:</text:p>
      <text:list text:style-name="L7">
        <text:list-item>
          <text:p text:style-name="P17">Per ogni nodo, la profondità del sottoalbero sinistro e destro differiscono al più di 1 </text:p>
        </text:list-item>
      </text:list>
      <text:p text:style-name="Text_20_body"><text:span text:style-name="Strong_20_Emphasis">Profondità di un albero con n nodi</text:span>:</text:p>
      <text:list text:style-name="L8">
        <text:list-item>
          <text:p text:style-name="P18">Massima: n (albero degenere) </text:p>
        </text:list-item>
        <text:list-item>
          <text:p text:style-name="P19">Minima: ⌈log(n+1)⌉ = Θ(log n) (alberi bilanciati/completi) </text:p>
        </text:list-item>
      </text:list>
      <text:p text:style-name="P8"/>
      <text:h text:style-name="P2" text:outline-level="2">3. METODI DI RAPPRESENTAZIONE</text:h>
      <text:h text:style-name="P3" text:outline-level="3">Rappresentazioni Indicizzate (Array)</text:h>
      <text:h text:style-name="P20" text:outline-level="4">Vettore dei Padri</text:h>
      <text:p text:style-name="P21"><text:span text:style-name="Source_20_Text">// Ogni cella contiene: (info, parent)</text:span></text:p>
      <text:p text:style-name="P21"><text:span text:style-name="Source_20_Text">// P[v].info = contenuto del nodo v</text:span></text:p>
      <text:p text:style-name="P21"><text:span text:style-name="Source_20_Text">// P[v].padre = indice del padre (null se radice)</text:span></text:p>
      <text:list text:style-name="L9">
        <text:list-item>
          <text:p text:style-name="P22">Spazio: O(n) </text:p>
        </text:list-item>
        <text:list-item>
          <text:p text:style-name="P22">Risalire al padre: O(1) </text:p>
        </text:list-item>
        <text:list-item>
          <text:p text:style-name="P23">Trovare un figlio: O(n) </text:p>
        </text:list-item>
      </text:list>
      <text:h text:style-name="P20" text:outline-level="4">Vettore Posizionale (per alberi d-ari completi)</text:h>
      <text:p text:style-name="P21"><text:span text:style-name="Source_20_Text">// Nodo v in posizione i</text:span></text:p>
      <text:p text:style-name="P21"><text:span text:style-name="Source_20_Text">// i-esimo figlio di v in posizione: d*v + i (con i da 0 a d-1)</text:span></text:p>
      <text:p text:style-name="P21"><text:span text:style-name="Source_20_Text">// Per alberi binari (d=2):</text:span></text:p>
      <text:p text:style-name="P21"><text:span text:style-name="Source_20_Text">// - Figlio sinistro di v: 2*v + 0</text:span></text:p>
      <text:p text:style-name="P21"><text:span text:style-name="Source_20_Text">// - Figlio destro di v: 2*v + 1</text:span></text:p>
      <text:p text:style-name="P21"><text:span text:style-name="Source_20_Text">// - Padre di v: int(v/d)</text:span></text:p>
      <text:list text:style-name="L10">
        <text:list-item>
          <text:p text:style-name="P24">Accesso padre e figli: O(1) </text:p>
        </text:list-item>
        <text:list-item>
          <text:p text:style-name="P25">Posizione 0 non utilizzata </text:p>
        </text:list-item>
      </text:list>
      <text:h text:style-name="P3" text:outline-level="3">Rappresentazioni Collegate (Puntatori)</text:h>
      <text:p text:style-name="Text_20_body">Tre tipologie:</text:p>
      <text:list text:style-name="L11">
        <text:list-item>
          <text:p text:style-name="P26">Puntatori ai figli </text:p>
        </text:list-item>
        <text:list-item>
          <text:p text:style-name="P26">Lista dei figli </text:p>
        </text:list-item>
        <text:list-item>
          <text:p text:style-name="P27"><text:soft-page-break/>Primo figlio-fratello successivo </text:p>
        </text:list-item>
      </text:list>
      <text:p text:style-name="P8"/>
      <text:h text:style-name="P2" text:outline-level="2">4. IMPLEMENTAZIONE CLASSE ALBERO BINARIO</text:h>
      <text:h text:style-name="P3" text:outline-level="3">Struttura Nodo</text:h>
      <text:p text:style-name="P21"><text:span text:style-name="Source_20_Text">enum Direzione { SIN=0, DES=1 };</text:span></text:p>
      <text:p text:style-name="P21"/>
      <text:p text:style-name="P21"><text:span text:style-name="Source_20_Text">template &lt;class T&gt;</text:span></text:p>
      <text:p text:style-name="P21"><text:span text:style-name="Source_20_Text">struct SNodo{</text:span></text:p>
      <text:p text:style-name="P21"><text:span text:style-name="Source_20_Text"><text:s text:c="4"/>T vinfo; <text:s text:c="21"/>// parte informativa</text:span></text:p>
      <text:p text:style-name="P21"><text:span text:style-name="Source_20_Text"><text:s text:c="4"/>SNodo *ppadre, *pfiglio[2]; <text:s text:c="2"/>// puntatori padre e figli</text:span></text:p>
      <text:p text:style-name="P21"><text:span text:style-name="Source_20_Text"><text:s text:c="4"/></text:span></text:p>
      <text:p text:style-name="P21"><text:span text:style-name="Source_20_Text"><text:s text:c="4"/>SNodo(const T&amp; inf): vinfo(inf) {</text:span></text:p>
      <text:p text:style-name="P21"><text:span text:style-name="Source_20_Text"><text:s text:c="8"/>ppadre = pfiglio[SIN] = pfiglio[DES] = 0;</text:span></text:p>
      <text:p text:style-name="P21"><text:span text:style-name="Source_20_Text"><text:s text:c="4"/>}</text:span></text:p>
      <text:p text:style-name="P21"><text:span text:style-name="Source_20_Text"><text:s text:c="4"/></text:span></text:p>
      <text:p text:style-name="P21"><text:span text:style-name="Source_20_Text"><text:s text:c="4"/>~SNodo() {</text:span></text:p>
      <text:p text:style-name="P21"><text:span text:style-name="Source_20_Text"><text:s text:c="8"/>delete pfiglio[SIN]; </text:span></text:p>
      <text:p text:style-name="P21"><text:span text:style-name="Source_20_Text"><text:s text:c="8"/>delete pfiglio[DES];</text:span></text:p>
      <text:p text:style-name="P21"><text:span text:style-name="Source_20_Text"><text:s text:c="4"/>}</text:span></text:p>
      <text:p text:style-name="P21"><text:span text:style-name="Source_20_Text">};</text:span></text:p>
      <text:h text:style-name="P3" text:outline-level="3">Classe AlberoB</text:h>
      <text:p text:style-name="P21"><text:span text:style-name="Source_20_Text">template &lt;class T&gt;</text:span></text:p>
      <text:p text:style-name="P21"><text:span text:style-name="Source_20_Text">class AlberoB {</text:span></text:p>
      <text:p text:style-name="P21"><text:span text:style-name="Source_20_Text">protected:</text:span></text:p>
      <text:p text:style-name="P21"><text:span text:style-name="Source_20_Text"><text:s text:c="4"/>SNodo&lt;T&gt;* pradice; <text:s/>// puntatore alla radice</text:span></text:p>
      <text:p text:style-name="P21"/>
      <text:p text:style-name="P21"><text:span text:style-name="Source_20_Text">public:</text:span></text:p>
      <text:p text:style-name="P21"><text:span text:style-name="Source_20_Text"><text:s text:c="4"/>// COSTRUTTORI</text:span></text:p>
      <text:p text:style-name="P21"><text:span text:style-name="Source_20_Text"><text:s text:c="4"/>AlberoB(): pradice(0) {};</text:span></text:p>
      <text:p text:style-name="P21"><text:span text:style-name="Source_20_Text"><text:s text:c="4"/>AlberoB(const T&amp; a) {</text:span></text:p>
      <text:p text:style-name="P21"><text:span text:style-name="Source_20_Text"><text:s text:c="8"/>pradice = new SNodo&lt;T&gt;(a);</text:span></text:p>
      <text:p text:style-name="P21"><text:span text:style-name="Source_20_Text"><text:s text:c="4"/>};</text:span></text:p>
      <text:p text:style-name="P21"/>
      <text:p text:style-name="P21"><text:soft-page-break/><text:span text:style-name="Source_20_Text"><text:s text:c="4"/>// FUNZIONI NON COSTANTI</text:span></text:p>
      <text:p text:style-name="P21"><text:span text:style-name="Source_20_Text"><text:s text:c="4"/>void insFiglio(Direzione d, AlberoB&amp; AC) {</text:span></text:p>
      <text:p text:style-name="P21"><text:span text:style-name="Source_20_Text"><text:s text:c="8"/>assert(!nullo());</text:span></text:p>
      <text:p text:style-name="P21"><text:span text:style-name="Source_20_Text"><text:s text:c="8"/>assert(figlio(d).nullo());</text:span></text:p>
      <text:p text:style-name="P21"><text:span text:style-name="Source_20_Text"><text:s text:c="8"/>if (!AC.nullo()) {</text:span></text:p>
      <text:p text:style-name="P21"><text:span text:style-name="Source_20_Text"><text:s text:c="12"/>pradice-&gt;pfiglio[d] = AC.pradice;</text:span></text:p>
      <text:p text:style-name="P21"><text:span text:style-name="Source_20_Text"><text:s text:c="12"/>AC.pradice-&gt;ppadre = pradice;</text:span></text:p>
      <text:p text:style-name="P21"><text:span text:style-name="Source_20_Text"><text:s text:c="8"/>}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AlberoB&lt;T&gt; estraiFiglio(Direzione d) {</text:span></text:p>
      <text:p text:style-name="P21"><text:span text:style-name="Source_20_Text"><text:s text:c="8"/>assert(!nullo());</text:span></text:p>
      <text:p text:style-name="P21"><text:span text:style-name="Source_20_Text"><text:s text:c="8"/>AlberoB&lt;T&gt; A = figlio(d);</text:span></text:p>
      <text:p text:style-name="P21"><text:span text:style-name="Source_20_Text"><text:s text:c="8"/>A.pradice-&gt;ppadre = 0;</text:span></text:p>
      <text:p text:style-name="P21"><text:span text:style-name="Source_20_Text"><text:s text:c="8"/>pradice-&gt;pfiglio[d] = 0;</text:span></text:p>
      <text:p text:style-name="P21"><text:span text:style-name="Source_20_Text"><text:s text:c="8"/>return A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void modRadice(const T&amp; a) {</text:span></text:p>
      <text:p text:style-name="P21"><text:span text:style-name="Source_20_Text"><text:s text:c="8"/>assert(!nullo());</text:span></text:p>
      <text:p text:style-name="P21"><text:span text:style-name="Source_20_Text"><text:s text:c="8"/>pradice-&gt;vinfo = a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void svuota() { </text:span></text:p>
      <text:p text:style-name="P21"><text:span text:style-name="Source_20_Text"><text:s text:c="8"/>delete pradice; </text:span></text:p>
      <text:p text:style-name="P21"><text:span text:style-name="Source_20_Text"><text:s text:c="8"/>pradice = 0; 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void annulla() { </text:span></text:p>
      <text:p text:style-name="P21"><text:span text:style-name="Source_20_Text"><text:s text:c="8"/>pradice = 0; </text:span></text:p>
      <text:p text:style-name="P21"><text:span text:style-name="Source_20_Text"><text:s text:c="4"/>}; <text:s/>// senza cancellare nodi</text:span></text:p>
      <text:p text:style-name="P21"/>
      <text:p text:style-name="P21"><text:span text:style-name="Source_20_Text"><text:s text:c="4"/>// FUNZIONI COSTANTI</text:span></text:p>
      <text:p text:style-name="P21"><text:span text:style-name="Source_20_Text"><text:s text:c="4"/>bool nullo() const { </text:span></text:p>
      <text:p text:style-name="P21"><text:soft-page-break/><text:span text:style-name="Source_20_Text"><text:s text:c="8"/>return pradice == 0; 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const T&amp; radice() const {</text:span></text:p>
      <text:p text:style-name="P21"><text:span text:style-name="Source_20_Text"><text:s text:c="8"/>assert(!nullo());</text:span></text:p>
      <text:p text:style-name="P21"><text:span text:style-name="Source_20_Text"><text:s text:c="8"/>return pradice-&gt;vinfo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bool foglia() const {</text:span></text:p>
      <text:p text:style-name="P21"><text:span text:style-name="Source_20_Text"><text:s text:c="8"/>return !nullo() &amp;&amp; </text:span></text:p>
      <text:p text:style-name="P21"><text:span text:style-name="Source_20_Text"><text:s text:c="15"/>figlio(SIN).nullo() &amp;&amp; </text:span></text:p>
      <text:p text:style-name="P21"><text:span text:style-name="Source_20_Text"><text:s text:c="15"/>figlio(DES).nullo()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AlberoB&lt;T&gt; figlio(Direzione d) const {</text:span></text:p>
      <text:p text:style-name="P21"><text:span text:style-name="Source_20_Text"><text:s text:c="8"/>assert(!nullo());</text:span></text:p>
      <text:p text:style-name="P21"><text:span text:style-name="Source_20_Text"><text:s text:c="8"/>AlberoB&lt;T&gt; AC;</text:span></text:p>
      <text:p text:style-name="P21"><text:span text:style-name="Source_20_Text"><text:s text:c="8"/>AC.pradice = pradice-&gt;pfiglio[d];</text:span></text:p>
      <text:p text:style-name="P21"><text:span text:style-name="Source_20_Text"><text:s text:c="8"/>return AC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AlberoB&lt;T&gt; padre() const {</text:span></text:p>
      <text:p text:style-name="P21"><text:span text:style-name="Source_20_Text"><text:s text:c="8"/>assert(!nullo());</text:span></text:p>
      <text:p text:style-name="P21"><text:span text:style-name="Source_20_Text"><text:s text:c="8"/>AlberoB&lt;T&gt; AC;</text:span></text:p>
      <text:p text:style-name="P21"><text:span text:style-name="Source_20_Text"><text:s text:c="8"/>AC.pradice = pradice-&gt;ppadre;</text:span></text:p>
      <text:p text:style-name="P21"><text:span text:style-name="Source_20_Text"><text:s text:c="8"/>return AC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AlberoB&lt;T&gt; copia() const {</text:span></text:p>
      <text:p text:style-name="P21"><text:span text:style-name="Source_20_Text"><text:s text:c="8"/>if (nullo()) return AlberoB&lt;T&gt;();</text:span></text:p>
      <text:p text:style-name="P21"><text:span text:style-name="Source_20_Text"><text:s text:c="8"/>AlberoB&lt;T&gt; AC(radice());</text:span></text:p>
      <text:p text:style-name="P21"><text:span text:style-name="Source_20_Text"><text:s text:c="8"/>AlberoB&lt;T&gt; fs = figlio(SIN).copia();</text:span></text:p>
      <text:p text:style-name="P21"><text:span text:style-name="Source_20_Text"><text:s text:c="8"/>AlberoB&lt;T&gt; fd = figlio(DES).copia();</text:span></text:p>
      <text:p text:style-name="P21"><text:span text:style-name="Source_20_Text"><text:s text:c="8"/>AC.insFiglio(SIN, fs);</text:span></text:p>
      <text:p text:style-name="P21"><text:soft-page-break/><text:span text:style-name="Source_20_Text"><text:s text:c="8"/>AC.insFiglio(DES, fd);</text:span></text:p>
      <text:p text:style-name="P21"><text:span text:style-name="Source_20_Text"><text:s text:c="8"/>return AC;</text:span></text:p>
      <text:p text:style-name="P21"><text:span text:style-name="Source_20_Text"><text:s text:c="4"/>};</text:span></text:p>
      <text:p text:style-name="P21"><text:span text:style-name="Source_20_Text">};</text:span></text:p>
      <text:h text:style-name="P3" text:outline-level="3">Complessità</text:h>
      <text:list text:style-name="L12">
        <text:list-item>
          <text:p text:style-name="P28"><text:span text:style-name="Strong_20_Emphasis">Spaziale</text:span>: Θ(n(K+P)) dove K=dimensione tipo T, P=dimensione puntatore </text:p>
        </text:list-item>
        <text:list-item>
          <text:p text:style-name="P28"><text:span text:style-name="Strong_20_Emphasis">svuota() e copia()</text:span>: Θ(n) </text:p>
        </text:list-item>
        <text:list-item>
          <text:p text:style-name="P29"><text:span text:style-name="Strong_20_Emphasis">Altre funzioni</text:span>: Θ(1) </text:p>
        </text:list-item>
      </text:list>
      <text:p text:style-name="P8"/>
      <text:h text:style-name="P2" text:outline-level="2">5. ALGORITMI FONDAMENTALI</text:h>
      <text:h text:style-name="P3" text:outline-level="3">Calcolo Profondità</text:h>
      <text:p text:style-name="P21"><text:span text:style-name="Source_20_Text">template &lt;class T&gt;</text:span></text:p>
      <text:p text:style-name="P21"><text:span text:style-name="Source_20_Text">int profondita(AlberoB&lt;T&gt; A) {</text:span></text:p>
      <text:p text:style-name="P21"><text:span text:style-name="Source_20_Text"><text:s text:c="4"/>if (A.nullo()) return 0;</text:span></text:p>
      <text:p text:style-name="P21"><text:span text:style-name="Source_20_Text"><text:s text:c="4"/>int p1 = profondita(A.figlio(SIN));</text:span></text:p>
      <text:p text:style-name="P21"><text:span text:style-name="Source_20_Text"><text:s text:c="4"/>int p2 = profondita(A.figlio(DES));</text:span></text:p>
      <text:p text:style-name="P21"><text:span text:style-name="Source_20_Text"><text:s text:c="4"/>return (p1 &gt; p2) ? p1+1 : p2+1;</text:span></text:p>
      <text:p text:style-name="P21"><text:span text:style-name="Source_20_Text">}</text:span></text:p>
      <text:p text:style-name="P21"><text:span text:style-name="Source_20_Text">// Complessità: Θ(n)</text:span></text:p>
      <text:h text:style-name="P3" text:outline-level="3">Verifica Bilanciamento (versione inefficiente)</text:h>
      <text:p text:style-name="P21"><text:span text:style-name="Source_20_Text">template &lt;class T&gt;</text:span></text:p>
      <text:p text:style-name="P21"><text:span text:style-name="Source_20_Text">bool bilanciato(AlberoB&lt;T&gt; A) {</text:span></text:p>
      <text:p text:style-name="P21"><text:span text:style-name="Source_20_Text"><text:s text:c="4"/>if (A.nullo()) return true;</text:span></text:p>
      <text:p text:style-name="P21"><text:span text:style-name="Source_20_Text"><text:s text:c="4"/>int p1 = profondita(A.figlio(SIN));</text:span></text:p>
      <text:p text:style-name="P21"><text:span text:style-name="Source_20_Text"><text:s text:c="4"/>int p2 = profondita(A.figlio(DES));</text:span></text:p>
      <text:p text:style-name="P21"><text:span text:style-name="Source_20_Text"><text:s text:c="4"/>bool b1 = (abs(p1-p2) &lt;= 1);</text:span></text:p>
      <text:p text:style-name="P21"><text:span text:style-name="Source_20_Text"><text:s text:c="4"/>bool b2 = bilanciato(A.figlio(SIN));</text:span></text:p>
      <text:p text:style-name="P21"><text:span text:style-name="Source_20_Text"><text:s text:c="4"/>bool b3 = bilanciato(A.figlio(DES));</text:span></text:p>
      <text:p text:style-name="P21"><text:span text:style-name="Source_20_Text"><text:s text:c="4"/>return b1 &amp;&amp; b2 &amp;&amp; b3;</text:span></text:p>
      <text:p text:style-name="P21"><text:span text:style-name="Source_20_Text">}</text:span></text:p>
      <text:p text:style-name="P21"><text:span text:style-name="Source_20_Text">// ATTENZIONE: Complessità ESPONENZIALE!</text:span></text:p>
      <text:p text:style-name="P21"><text:span text:style-name="Source_20_Text">// Ricalcola profondità per ogni nodo</text:span></text:p>
      <text:h text:style-name="P3" text:outline-level="3"><text:soft-page-break/>Verifica Bilanciamento + Profondità (versione efficiente)</text:h>
      <text:p text:style-name="P21"><text:span text:style-name="Source_20_Text">template &lt;class T&gt;</text:span></text:p>
      <text:p text:style-name="P21"><text:span text:style-name="Source_20_Text">bool alberoBilanciatoProfondo(AlberoB&lt;T&gt; A, int&amp; p) {</text:span></text:p>
      <text:p text:style-name="P21"><text:span text:style-name="Source_20_Text"><text:s text:c="4"/>if (A.nullo()) {</text:span></text:p>
      <text:p text:style-name="P21"><text:span text:style-name="Source_20_Text"><text:s text:c="8"/>p = 0;</text:span></text:p>
      <text:p text:style-name="P21"><text:span text:style-name="Source_20_Text"><text:s text:c="8"/>return true;</text:span></text:p>
      <text:p text:style-name="P21"><text:span text:style-name="Source_20_Text"><text:s text:c="4"/>}</text:span></text:p>
      <text:p text:style-name="P21"><text:span text:style-name="Source_20_Text"><text:s text:c="4"/>int p1, p2;</text:span></text:p>
      <text:p text:style-name="P21"><text:span text:style-name="Source_20_Text"><text:s text:c="4"/>bool b1 = alberoBilanciatoProfondo(A.figlio(SIN), p1);</text:span></text:p>
      <text:p text:style-name="P21"><text:span text:style-name="Source_20_Text"><text:s text:c="4"/>bool b2 = alberoBilanciatoProfondo(A.figlio(DES), p2);</text:span></text:p>
      <text:p text:style-name="P21"><text:span text:style-name="Source_20_Text"><text:s text:c="4"/>p = max(p1, p2) + 1;</text:span></text:p>
      <text:p text:style-name="P21"><text:span text:style-name="Source_20_Text"><text:s text:c="4"/>return b1 &amp;&amp; b2 &amp;&amp; (abs(p1-p2) &lt;= 1);</text:span></text:p>
      <text:p text:style-name="P21"><text:span text:style-name="Source_20_Text">}</text:span></text:p>
      <text:p text:style-name="P21"><text:span text:style-name="Source_20_Text">// Complessità: Θ(n) - OTTIMA!</text:span></text:p>
      <text:p text:style-name="P8"/>
      <text:h text:style-name="P2" text:outline-level="2">6. VISITE DEGLI ALBERI BINARI</text:h>
      <text:h text:style-name="P3" text:outline-level="3">Tipi di Visita</text:h>
      <text:p text:style-name="Text_20_body"><text:span text:style-name="Strong_20_Emphasis">Esempio di albero</text:span>:</text:p>
      <text:p text:style-name="P21"><text:span text:style-name="Source_20_Text"><text:s text:c="8"/>1</text:span></text:p>
      <text:p text:style-name="P21"><text:span text:style-name="Source_20_Text"><text:s text:c="7"/>/ \</text:span></text:p>
      <text:p text:style-name="P21"><text:span text:style-name="Source_20_Text"><text:s text:c="6"/>2 <text:s text:c="2"/>3</text:span></text:p>
      <text:p text:style-name="P21"><text:span text:style-name="Source_20_Text"><text:s text:c="5"/>/ \ / \</text:span></text:p>
      <text:p text:style-name="P21"><text:span text:style-name="Source_20_Text"><text:s text:c="4"/>4 5 6 <text:s/>7</text:span></text:p>
      <text:p text:style-name="P21"><text:span text:style-name="Source_20_Text"><text:s text:c="7"/>/ <text:s text:c="3"/>\</text:span></text:p>
      <text:p text:style-name="P21"><text:span text:style-name="Source_20_Text"><text:s text:c="6"/>8 <text:s text:c="5"/>9</text:span></text:p>
      <text:list text:style-name="L13">
        <text:list-item>
          <text:p text:style-name="P30"><text:span text:style-name="Strong_20_Emphasis">Pre-ordine (anticipata)</text:span>: radice → sinistro → destro</text:p>
          <text:list>
            <text:list-item>
              <text:p text:style-name="P31">Ordine: 1, 2, 4, 5, 3, 6, 8, 7, 9 </text:p>
            </text:list-item>
          </text:list>
        </text:list-item>
        <text:list-item>
          <text:p text:style-name="P30"><text:span text:style-name="Strong_20_Emphasis">Post-ordine (posticipata)</text:span>: sinistro → destro → radice</text:p>
          <text:list>
            <text:list-item>
              <text:p text:style-name="P31">Ordine: 4, 5, 2, 8, 6, 9, 7, 3, 1 </text:p>
            </text:list-item>
          </text:list>
        </text:list-item>
        <text:list-item>
          <text:p text:style-name="P30"><text:span text:style-name="Strong_20_Emphasis">Simmetrica (infissa)</text:span>: sinistro → radice → destro</text:p>
          <text:list>
            <text:list-item>
              <text:p text:style-name="P31">Ordine: 4, 2, 5, 1, 8, 6, 3, 9, 7 </text:p>
            </text:list-item>
          </text:list>
        </text:list-item>
        <text:list-item>
          <text:p text:style-name="P30"><text:span text:style-name="Strong_20_Emphasis">Per livelli</text:span>: livello 1 → livello 2 → ... → livello k</text:p>
          <text:list>
            <text:list-item>
              <text:p text:style-name="P30">Ordine: 1, 2, 3, 4, 5, 6, 7, 8, 9 </text:p>
            </text:list-item>
          </text:list>
        </text:list-item>
      </text:list>
      <text:h text:style-name="P3" text:outline-level="3"><text:soft-page-break/>Implementazione Visita Simmetrica</text:h>
      <text:p text:style-name="P21"><text:span text:style-name="Source_20_Text">#include &lt;list&gt;</text:span></text:p>
      <text:p text:style-name="P21"/>
      <text:p text:style-name="P21"><text:span text:style-name="Source_20_Text">template &lt;class T&gt;</text:span></text:p>
      <text:p text:style-name="P21"><text:span text:style-name="Source_20_Text">void visitaSimmetrica(const AlberoB&lt;T&gt;&amp; A, list&lt;T&gt;&amp; L) {</text:span></text:p>
      <text:p text:style-name="P21"><text:span text:style-name="Source_20_Text"><text:s text:c="4"/>if (!A.nullo()) {</text:span></text:p>
      <text:p text:style-name="P21"><text:span text:style-name="Source_20_Text"><text:s text:c="8"/>visitaSimmetrica(A.figlio(SIN), L); <text:s/>// visita sinistro</text:span></text:p>
      <text:p text:style-name="P21"><text:span text:style-name="Source_20_Text"><text:s text:c="8"/>L.push_back(A.radice()); <text:s text:c="13"/>// elabora radice</text:span></text:p>
      <text:p text:style-name="P21"><text:span text:style-name="Source_20_Text"><text:s text:c="8"/>visitaSimmetrica(A.figlio(DES), L); <text:s/>// visita destro</text:span></text:p>
      <text:p text:style-name="P21"><text:span text:style-name="Source_20_Text"><text:s text:c="4"/>}</text:span></text:p>
      <text:p text:style-name="P21"><text:span text:style-name="Source_20_Text">}</text:span></text:p>
      <text:p text:style-name="P21"/>
      <text:p text:style-name="P21"><text:span text:style-name="Source_20_Text">// Esempio d'uso:</text:span></text:p>
      <text:p text:style-name="P21"><text:span text:style-name="Source_20_Text">int main() {</text:span></text:p>
      <text:p text:style-name="P21"><text:span text:style-name="Source_20_Text"><text:s text:c="4"/>AlberoB&lt;int&gt; A;</text:span></text:p>
      <text:p text:style-name="P21"><text:span text:style-name="Source_20_Text"><text:s text:c="4"/>// ... crea albero ...</text:span></text:p>
      <text:p text:style-name="P21"><text:span text:style-name="Source_20_Text"><text:s text:c="4"/>list&lt;int&gt; L;</text:span></text:p>
      <text:p text:style-name="P21"><text:span text:style-name="Source_20_Text"><text:s text:c="4"/>visitaSimmetrica(A, L);</text:span></text:p>
      <text:p text:style-name="P21"><text:span text:style-name="Source_20_Text"><text:s text:c="4"/>for (auto a : L) cout &lt;&lt; a &lt;&lt; " ";</text:span></text:p>
      <text:p text:style-name="P21"><text:span text:style-name="Source_20_Text"><text:s text:c="4"/>cout &lt;&lt; endl;</text:span></text:p>
      <text:p text:style-name="P21"><text:span text:style-name="Source_20_Text"><text:s text:c="4"/>return 0;</text:span></text:p>
      <text:p text:style-name="P21"><text:span text:style-name="Source_20_Text">}</text:span></text:p>
      <text:p text:style-name="P21"><text:span text:style-name="Source_20_Text">// Complessità: Θ(n)</text:span></text:p>
      <text:p text:style-name="Text_20_body"><text:span text:style-name="Strong_20_Emphasis">Note per altre visite</text:span>:</text:p>
      <text:list text:style-name="L14">
        <text:list-item>
          <text:p text:style-name="P32"><text:span text:style-name="Strong_20_Emphasis">Pre-ordine</text:span>: spostare <text:span text:style-name="Source_20_Text">L.push_back()</text:span> prima delle chiamate ricorsive </text:p>
        </text:list-item>
        <text:list-item>
          <text:p text:style-name="P33"><text:span text:style-name="Strong_20_Emphasis">Post-ordine</text:span>: spostare <text:span text:style-name="Source_20_Text">L.push_back()</text:span> dopo le chiamate ricorsive </text:p>
        </text:list-item>
      </text:list>
      <text:h text:style-name="P3" text:outline-level="3">Visita Per Livelli</text:h>
      <text:p text:style-name="P21"><text:span text:style-name="Source_20_Text">#include &lt;queue&gt;</text:span></text:p>
      <text:p text:style-name="P21"/>
      <text:p text:style-name="P21"><text:span text:style-name="Source_20_Text">void visitaPerLivelli(const AlberoB&lt;int&gt;&amp; a) {</text:span></text:p>
      <text:p text:style-name="P21"><text:span text:style-name="Source_20_Text"><text:s text:c="4"/>if (a.nullo()) return;</text:span></text:p>
      <text:p text:style-name="P21"><text:span text:style-name="Source_20_Text"><text:s text:c="4"/></text:span></text:p>
      <text:p text:style-name="P21"><text:span text:style-name="Source_20_Text"><text:s text:c="4"/>std::queue&lt;AlberoBInt&gt; q;</text:span></text:p>
      <text:p text:style-name="P21"><text:soft-page-break/><text:span text:style-name="Source_20_Text"><text:s text:c="4"/>q.push(a);</text:span></text:p>
      <text:p text:style-name="P21"><text:span text:style-name="Source_20_Text"><text:s text:c="4"/></text:span></text:p>
      <text:p text:style-name="P21"><text:span text:style-name="Source_20_Text"><text:s text:c="4"/>while (!q.empty()) {</text:span></text:p>
      <text:p text:style-name="P21"><text:span text:style-name="Source_20_Text"><text:s text:c="8"/>AlberoBInt temp = q.front(); <text:s/>// ottiene primo elemento</text:span></text:p>
      <text:p text:style-name="P21"><text:span text:style-name="Source_20_Text"><text:s text:c="8"/>q.pop(); <text:s text:c="22"/>// rimuove dalla coda</text:span></text:p>
      <text:p text:style-name="P21"><text:span text:style-name="Source_20_Text"><text:s text:c="8"/></text:span></text:p>
      <text:p text:style-name="P21"><text:span text:style-name="Source_20_Text"><text:s text:c="8"/>// Elabora nodo corrente</text:span></text:p>
      <text:p text:style-name="P21"><text:span text:style-name="Source_20_Text"><text:s text:c="8"/>std::cout &lt;&lt; temp.radice() &lt;&lt; ' ';</text:span></text:p>
      <text:p text:style-name="P21"><text:span text:style-name="Source_20_Text"><text:s text:c="8"/></text:span></text:p>
      <text:p text:style-name="P21"><text:span text:style-name="Source_20_Text"><text:s text:c="8"/>// Aggiungi figli alla coda</text:span></text:p>
      <text:p text:style-name="P21"><text:span text:style-name="Source_20_Text"><text:s text:c="8"/>if (!temp.figlio(SIN).nullo())</text:span></text:p>
      <text:p text:style-name="P21"><text:span text:style-name="Source_20_Text"><text:s text:c="12"/>q.push(temp.figlio(SIN));</text:span></text:p>
      <text:p text:style-name="P21"><text:span text:style-name="Source_20_Text"><text:s text:c="8"/>if (!temp.figlio(DES).nullo())</text:span></text:p>
      <text:p text:style-name="P21"><text:span text:style-name="Source_20_Text"><text:s text:c="12"/>q.push(temp.figlio(DES));</text:span></text:p>
      <text:p text:style-name="P21"><text:span text:style-name="Source_20_Text"><text:s text:c="4"/>}</text:span></text:p>
      <text:p text:style-name="P21"><text:span text:style-name="Source_20_Text">}</text:span></text:p>
      <text:p text:style-name="P21"><text:span text:style-name="Source_20_Text">// Complessità: Θ(n)</text:span></text:p>
      <text:p text:style-name="P21"><text:span text:style-name="Source_20_Text">// Tutte le visite sono algoritmi ottimi!</text:span></text:p>
      <text:p text:style-name="P8"/>
      <text:h text:style-name="P2" text:outline-level="2">7. RICERCA IN ALBERI BINARI</text:h>
      <text:p text:style-name="P21"><text:span text:style-name="Source_20_Text">template &lt;class T&gt;</text:span></text:p>
      <text:p text:style-name="P21"><text:span text:style-name="Source_20_Text">AlberoB&lt;T&gt; cerca(const AlberoB&lt;T&gt;&amp; a, T v) {</text:span></text:p>
      <text:p text:style-name="P21"><text:span text:style-name="Source_20_Text"><text:s text:c="4"/>if (a.nullo() || a.radice() == v)</text:span></text:p>
      <text:p text:style-name="P21"><text:span text:style-name="Source_20_Text"><text:s text:c="8"/>return a;</text:span></text:p>
      <text:p text:style-name="P21"><text:span text:style-name="Source_20_Text"><text:s text:c="4"/></text:span></text:p>
      <text:p text:style-name="P21"><text:span text:style-name="Source_20_Text"><text:s text:c="4"/>// Cerca nel sottoalbero sinistro</text:span></text:p>
      <text:p text:style-name="P21"><text:span text:style-name="Source_20_Text"><text:s text:c="4"/>AlberoB&lt;T&gt; temp = cerca(a.figlio(SIN), v);</text:span></text:p>
      <text:p text:style-name="P21"><text:span text:style-name="Source_20_Text"><text:s text:c="4"/>if (!temp.nullo())</text:span></text:p>
      <text:p text:style-name="P21"><text:span text:style-name="Source_20_Text"><text:s text:c="8"/>return temp;</text:span></text:p>
      <text:p text:style-name="P21"><text:span text:style-name="Source_20_Text"><text:s text:c="4"/></text:span></text:p>
      <text:p text:style-name="P21"><text:span text:style-name="Source_20_Text"><text:s text:c="4"/>// Se non trovato a sinistra, cerca a destra</text:span></text:p>
      <text:p text:style-name="P21"><text:span text:style-name="Source_20_Text"><text:s text:c="4"/>return cerca(a.figlio(DES), v);</text:span></text:p>
      <text:p text:style-name="P21"><text:span text:style-name="Source_20_Text">}</text:span></text:p>
      <text:p text:style-name="P8"/>
      <text:h text:style-name="P2" text:outline-level="2"><text:soft-page-break/>8. ALBERI BINARI DI RICERCA (ABR)</text:h>
      <text:h text:style-name="P3" text:outline-level="3">Definizione</text:h>
      <text:p text:style-name="Text_20_body">Un albero binario di ricerca rispetto ad un ordinamento O è tale che:</text:p>
      <text:list text:style-name="L15">
        <text:list-item>
          <text:p text:style-name="P34">Tutti i nodi nel <text:span text:style-name="Strong_20_Emphasis">sottoalbero sinistro</text:span> precedono la radice </text:p>
        </text:list-item>
        <text:list-item>
          <text:p text:style-name="P35">Tutti i nodi nel <text:span text:style-name="Strong_20_Emphasis">sottoalbero destro</text:span> seguono (o sono uguali) alla radice </text:p>
        </text:list-item>
      </text:list>
      <text:h text:style-name="P3" text:outline-level="3">Operazioni Principali</text:h>
      <text:p text:style-name="P21"><text:span text:style-name="Source_20_Text">class AlberoBR : public AlberoB&lt;T&gt; {</text:span></text:p>
      <text:p text:style-name="P21"><text:span text:style-name="Source_20_Text"><text:s text:c="4"/>void ins(const T&amp; a); <text:s text:c="13"/>// Inserimento ordinato</text:span></text:p>
      <text:p text:style-name="P21"><text:span text:style-name="Source_20_Text"><text:s text:c="4"/>void canc(const T&amp; a); <text:s text:c="12"/>// Cancellazione</text:span></text:p>
      <text:p text:style-name="P21"><text:span text:style-name="Source_20_Text"><text:s text:c="4"/>bool cerca(const T&amp; a); <text:s text:c="11"/>// Ricerca</text:span></text:p>
      <text:p text:style-name="P21"><text:span text:style-name="Source_20_Text"><text:s text:c="4"/>list&lt;T&gt; compresiTra(const T&amp; a1, const T&amp; a2);</text:span></text:p>
      <text:p text:style-name="P21"><text:span text:style-name="Source_20_Text"><text:s text:c="4"/>AlberoBR&lt;T&gt; padre() const;</text:span></text:p>
      <text:p text:style-name="P21"><text:span text:style-name="Source_20_Text"><text:s text:c="4"/>AlberoBR&lt;T&gt; figlio(Direzione d) const;</text:span></text:p>
      <text:p text:style-name="P21"><text:span text:style-name="Source_20_Text">};</text:span></text:p>
      <text:h text:style-name="P3" text:outline-level="3">Complessità della Ricerca</text:h>
      <text:list text:style-name="L16">
        <text:list-item>
          <text:p text:style-name="P36"><text:span text:style-name="Strong_20_Emphasis">Caso peggiore</text:span>: Θ(n) - albero degenere </text:p>
        </text:list-item>
        <text:list-item>
          <text:p text:style-name="P36"><text:span text:style-name="Strong_20_Emphasis">Caso medio</text:span>: Θ(log n) </text:p>
        </text:list-item>
        <text:list-item>
          <text:p text:style-name="P37"><text:span text:style-name="Strong_20_Emphasis">Caso migliore</text:span>: Θ(1) </text:p>
        </text:list-item>
      </text:list>
      <text:p text:style-name="P8"/>
      <text:h text:style-name="P2" text:outline-level="2">9. ALBERI AVL (Bilanciati)</text:h>
      <text:h text:style-name="P3" text:outline-level="3">Definizione</text:h>
      <text:p text:style-name="Text_20_body">Un <text:span text:style-name="Strong_20_Emphasis">albero AVL</text:span> è un albero binario di ricerca bilanciato dove:</text:p>
      <text:list text:style-name="L17">
        <text:list-item>
          <text:p text:style-name="P38">Ogni nodo ha un <text:span text:style-name="Strong_20_Emphasis">fattore di bilanciamento</text:span> ∈ {-1, 0, +1} </text:p>
        </text:list-item>
        <text:list-item>
          <text:p text:style-name="P39">Fattore = profondità(sinistro) - profondità(destro) </text:p>
        </text:list-item>
      </text:list>
      <text:h text:style-name="P3" text:outline-level="3">Operazioni di Bilanciamento</text:h>
      <text:p text:style-name="Text_20_body">Quando il fattore diventa ±2, si effettuano <text:span text:style-name="Strong_20_Emphasis">rotazioni</text:span>:</text:p>
      <text:p text:style-name="Text_20_body"><text:span text:style-name="Strong_20_Emphasis">Tipi di Rotazione</text:span>:</text:p>
      <text:list text:style-name="L18">
        <text:list-item>
          <text:p text:style-name="P40"><text:span text:style-name="Strong_20_Emphasis">SS</text:span> (Sinistra-Sinistra) </text:p>
        </text:list-item>
        <text:list-item>
          <text:p text:style-name="P40"><text:span text:style-name="Strong_20_Emphasis">SD</text:span> (Sinistra-Destra) </text:p>
        </text:list-item>
        <text:list-item>
          <text:p text:style-name="P40"><text:span text:style-name="Strong_20_Emphasis">DS</text:span> (Destra-Sinistra) </text:p>
        </text:list-item>
        <text:list-item>
          <text:p text:style-name="P41"><text:span text:style-name="Strong_20_Emphasis">DD</text:span> (Destra-Destra) </text:p>
        </text:list-item>
      </text:list>
      <text:p text:style-name="P21"><text:span text:style-name="Source_20_Text">Esempio Rotazione SS:</text:span></text:p>
      <text:p text:style-name="P21"><text:soft-page-break/><text:span text:style-name="Source_20_Text"><text:s text:c="4"/>D <text:s text:c="13"/>B</text:span></text:p>
      <text:p text:style-name="P21"><text:span text:style-name="Source_20_Text"><text:s text:c="3"/>/ <text:s text:c="5"/>→ <text:s text:c="6"/>/ \</text:span></text:p>
      <text:p text:style-name="P21"><text:span text:style-name="Source_20_Text"><text:s text:c="2"/>B <text:s text:c="13"/>A <text:s text:c="2"/>D</text:span></text:p>
      <text:p text:style-name="P21"><text:span text:style-name="Source_20_Text"><text:s/>/</text:span></text:p>
      <text:p text:style-name="P21"><text:span text:style-name="Source_20_Text">A</text:span></text:p>
      <text:p text:style-name="P21"/>
      <text:p text:style-name="P21"><text:span text:style-name="Source_20_Text">Esempio Rotazione SD:</text:span></text:p>
      <text:p text:style-name="P21"><text:span text:style-name="Source_20_Text"><text:s text:c="4"/>D <text:s text:c="13"/>C</text:span></text:p>
      <text:p text:style-name="P21"><text:span text:style-name="Source_20_Text"><text:s text:c="3"/>/ <text:s text:c="5"/>→ <text:s text:c="6"/>/ \</text:span></text:p>
      <text:p text:style-name="P21"><text:span text:style-name="Source_20_Text"><text:s text:c="2"/>B <text:s text:c="13"/>B <text:s text:c="2"/>D</text:span></text:p>
      <text:p text:style-name="P21"><text:span text:style-name="Source_20_Text"><text:s text:c="3"/>\</text:span></text:p>
      <text:p text:style-name="P21"><text:span text:style-name="Source_20_Text"><text:s text:c="4"/>C</text:span></text:p>
      <text:h text:style-name="P3" text:outline-level="3">Complessità</text:h>
      <text:list text:style-name="L19">
        <text:list-item>
          <text:p text:style-name="P42">Inserimento/Cancellazione: Θ(log n) </text:p>
        </text:list-item>
        <text:list-item>
          <text:p text:style-name="P42">Aggiornamento fattori: Θ(log n) </text:p>
        </text:list-item>
        <text:list-item>
          <text:p text:style-name="P43"><text:span text:style-name="Strong_20_Emphasis">Nota</text:span>: Recentemente si preferiscono gli <text:span text:style-name="Strong_20_Emphasis">alberi rosso-neri</text:span> </text:p>
        </text:list-item>
      </text:list>
      <text:p text:style-name="P8"/>
      <text:h text:style-name="P2" text:outline-level="2">RIEPILOGO COMPLESSITÀ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Operazione</text:p>
            </table:table-cell>
            <table:table-cell table:style-name="Table1.A1" office:value-type="string">
              <text:p text:style-name="Table_20_Heading">Array</text:p>
            </table:table-cell>
            <table:table-cell table:style-name="Table1.A1" office:value-type="string">
              <text:p text:style-name="Table_20_Heading">Liste Collegate</text:p>
            </table:table-cell>
            <table:table-cell table:style-name="Table1.A1" office:value-type="string">
              <text:p text:style-name="Table_20_Heading">ABR (medio)</text:p>
            </table:table-cell>
            <table:table-cell table:style-name="Table1.A1" office:value-type="string">
              <text:p text:style-name="Table_20_Heading">AVL</text:p>
            </table:table-cell>
          </table:table-row>
        </table:table-header-rows>
        <table:table-row>
          <table:table-cell table:style-name="Table1.A1" office:value-type="string">
            <text:p text:style-name="Table_20_Contents">Ricerca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log n)</text:p>
          </table:table-cell>
          <table:table-cell table:style-name="Table1.A1" office:value-type="string">
            <text:p text:style-name="Table_20_Contents">O(log n)</text:p>
          </table:table-cell>
        </table:table-row>
        <table:table-row>
          <table:table-cell table:style-name="Table1.A1" office:value-type="string">
            <text:p text:style-name="Table_20_Contents">Inserimento</text:p>
          </table:table-cell>
          <table:table-cell table:style-name="Table1.A1" office:value-type="string">
            <text:p text:style-name="Table_20_Contents">O(1)*</text:p>
          </table:table-cell>
          <table:table-cell table:style-name="Table1.A1" office:value-type="string">
            <text:p text:style-name="Table_20_Contents">O(1)</text:p>
          </table:table-cell>
          <table:table-cell table:style-name="Table1.A1" office:value-type="string">
            <text:p text:style-name="Table_20_Contents">O(log n)</text:p>
          </table:table-cell>
          <table:table-cell table:style-name="Table1.A1" office:value-type="string">
            <text:p text:style-name="Table_20_Contents">O(log n)</text:p>
          </table:table-cell>
        </table:table-row>
        <table:table-row>
          <table:table-cell table:style-name="Table1.A1" office:value-type="string">
            <text:p text:style-name="Table_20_Contents">Cancellazione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1)**</text:p>
          </table:table-cell>
          <table:table-cell table:style-name="Table1.A1" office:value-type="string">
            <text:p text:style-name="Table_20_Contents">O(log n)</text:p>
          </table:table-cell>
          <table:table-cell table:style-name="Table1.A1" office:value-type="string">
            <text:p text:style-name="Table_20_Contents">O(log n)</text:p>
          </table:table-cell>
        </table:table-row>
        <table:table-row>
          <table:table-cell table:style-name="Table1.A1" office:value-type="string">
            <text:p text:style-name="Table_20_Contents">Visita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</table:table-row>
      </table:table>
      <text:p text:style-name="Text_20_body">*con spazio già allocato **se si ha il puntatore al nodo</text:p>
      <text:p text:style-name="P8"/>
      <text:h text:style-name="P2" text:outline-level="2">PUNTI CHIAVE PER L'ESAME</text:h>
      <text:p text:style-name="Text_20_body">✓ Differenza tra albero completo e bilanciato ✓ Complessità delle visite (tutte Θ(n)) ✓ Implementazione ricorsiva vs iterativa ✓ Rappresentazioni: indicizzate vs collegate ✓ ABR: proprietà fondamentale dell'ordinamento ✓ AVL: necessità del bilanciamento e rotazioni ✓ Attenzione alle complessità esponenziali nascoste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4:54:41.941908700</meta:creation-date>
    <dc:date>2025-12-14T11:00:16.021516700</dc:date>
    <meta:editing-duration>PT16M39S</meta:editing-duration>
    <meta:editing-cycles>4</meta:editing-cycles>
    <meta:generator>LibreOffice/25.8.3.2$Windows_X86_64 LibreOffice_project/8ca8d55c161d602844f5428fa4b58097424e324e</meta:generator>
    <meta:document-statistic meta:table-count="1" meta:image-count="0" meta:object-count="0" meta:page-count="11" meta:paragraph-count="348" meta:word-count="1432" meta:character-count="9820" meta:non-whitespace-character-count="7623"/>
  </office:meta>
</office:document-meta>
</file>